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7.75cm" fo:min-width="18.5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7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8.75cm" fo:min-width="18.5cm" loext:decorative="false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75cm" fo:min-width="3.5cm" loext:decorative="false"/>
    </style:style>
    <style:style style:name="gr19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4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47cm" fo:min-width="0cm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6cm" fo:min-width="3.5cm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style:font-name="Calibri" fo:font-size="12pt"/>
    </style:style>
    <style:style style:name="P9" style:family="paragraph">
      <loext:graphic-properties draw:fill-color="#cccccc"/>
      <style:paragraph-properties fo:text-align="center"/>
      <style:text-properties style:font-name="Calibri" fo:font-size="12pt"/>
    </style:style>
    <style:style style:name="P10" style:family="paragraph">
      <style:paragraph-properties fo:text-align="end"/>
      <style:text-properties style:font-name="Consolas"/>
    </style:style>
    <style:style style:name="P11" style:family="paragraph">
      <loext:graphic-properties draw:fill="none" draw:fill-color="#ffffff"/>
      <style:paragraph-properties fo:text-align="end"/>
      <style:text-properties style:font-name="Consolas" fo:font-size="12pt" style:font-size-asian="12pt" style:font-size-complex="12pt"/>
    </style:style>
    <style:style style:name="P12" style:family="paragraph">
      <style:paragraph-properties fo:margin-left="0cm" fo:margin-right="0cm" fo:text-align="end" fo:text-indent="0cm"/>
      <style:text-properties style:font-name="Consolas"/>
    </style:style>
    <style:style style:name="P13" style:family="paragraph">
      <loext:graphic-properties draw:fill="none" draw:fill-color="#ffffff"/>
      <style:paragraph-properties fo:margin-left="0cm" fo:margin-right="0cm" fo:text-align="end" fo:text-indent="0cm"/>
      <style:text-properties style:font-name="Consolas" fo:font-size="12pt" style:font-size-asian="12pt" style:font-size-complex="12pt"/>
    </style:style>
    <style:style style:name="P14" style:family="paragraph">
      <style:paragraph-properties fo:text-align="center"/>
      <style:text-properties style:font-name="Calibri" fo:font-size="14pt" fo:font-weight="bold"/>
    </style:style>
    <style:style style:name="P15" style:family="paragraph">
      <loext:graphic-properties draw:fill="none"/>
      <style:paragraph-properties fo:text-align="center"/>
      <style:text-properties style:font-name="Calibri" fo:font-size="14pt"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d" draw:style-name="dp1" draw:master-page-name="Default">
        <draw:custom-shape draw:style-name="gr1" draw:text-style-name="P1" draw:layer="layout" svg:width="19cm" svg:height="8cm" svg:x="1cm" svg:y="2cm">
          <text:p/>
          <draw:enhanced-geometry svg:viewBox="0 0 21600 21600" draw:type="rectangle" draw:enhanced-path="M 0 0 L 21600 0 21600 21600 0 21600 0 0 Z N"/>
        </draw:custom-shape>
        <draw:g draw:style-name="gr2" xml:id="id1" draw:id="id1">
          <draw:glue-point draw:id="4" svg:x="4.666cm" svg:y="0cm"/>
          <draw:glue-point draw:id="5" svg:x="-5cm" svg:y="0cm"/>
          <draw:custom-shape draw:style-name="gr3" draw:text-style-name="P3" draw:layer="layout" svg:width="3cm" svg:height="2cm" svg:x="4cm" svg:y="5cm">
            <text:p text:style-name="P2"><text:span text:style-name="T1">UART 2 AX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cm" svg:height="0.4cm" svg:x="6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5cm" svg:y="-3cm"/>
          <draw:glue-point draw:id="5" svg:x="5cm" svg:y="3cm"/>
          <draw:glue-point draw:id="6" svg:x="5cm" svg:y="0cm"/>
          <draw:glue-point draw:id="7" svg:x="-5cm" svg:y="0cm"/>
          <draw:custom-shape draw:style-name="gr5" draw:text-style-name="P3" draw:layer="layout" svg:width="3cm" svg:height="2cm" svg:x="8cm" svg:y="5cm">
            <text:p text:style-name="P2"><text:span text:style-name="T1">AXI</text:span></text:p>
            <text:p text:style-name="P2"><text:span text:style-name="T1">Inter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2cm" svg:height="0.4cm" svg:x="8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cm" svg:height="0.4cm" svg:x="10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0.2cm" svg:height="0.4cm" svg:x="10.8cm" svg:y="6.4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4" draw:layer="layout" svg:width="0.2cm" svg:height="0.4cm" svg:x="10.8cm" svg:y="5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3" draw:id="id3">
          <draw:glue-point draw:id="4" svg:x="4.666cm" svg:y="0cm"/>
          <draw:glue-point draw:id="5" svg:x="-5cm" svg:y="0cm"/>
          <draw:custom-shape draw:style-name="gr10" draw:text-style-name="P3" draw:layer="layout" svg:width="3cm" svg:height="2cm" svg:x="13cm" svg:y="2.6cm">
            <text:p text:style-name="P2"><text:span text:style-name="T1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2cm" svg:height="0.4cm" svg:x="13cm" svg:y="3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4.666cm" svg:y="0cm"/>
          <draw:glue-point draw:id="5" svg:x="-5cm" svg:y="0cm"/>
          <draw:custom-shape draw:style-name="gr12" draw:text-style-name="P3" draw:layer="layout" svg:width="3cm" svg:height="2cm" svg:x="13cm" svg:y="5cm">
            <text:p text:style-name="P2"><text:span text:style-name="T1">AXI 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2cm" svg:height="0.4cm" svg:x="13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4.666cm" svg:y="0cm"/>
          <draw:glue-point draw:id="5" svg:x="-5cm" svg:y="0cm"/>
          <draw:custom-shape draw:style-name="gr14" draw:text-style-name="P3" draw:layer="layout" svg:width="3cm" svg:height="2cm" svg:x="13cm" svg:y="7.4cm">
            <text:p text:style-name="P2"><text:span text:style-name="T1">Block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2cm" svg:height="0.4cm" svg:x="13cm" svg:y="8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6" draw:layer="layout" svg:x1="7cm" svg:y1="6cm" svg:x2="8cm" svg:y2="6cm" draw:start-shape="id1" draw:start-glue-point="1" draw:end-shape="id2" draw:end-glue-point="7" svg:d="M7000 6000h1000" svg:viewBox="0 0 1001 1">
          <text:p/>
        </draw:connector>
        <draw:connector draw:style-name="gr16" draw:text-style-name="P6" draw:layer="layout" svg:x1="11cm" svg:y1="5.4cm" svg:x2="13cm" svg:y2="3.6cm" draw:start-shape="id2" draw:start-glue-point="4" draw:end-shape="id3" draw:end-glue-point="5" svg:d="M11000 5400h1000v-1800h1000" svg:viewBox="0 0 2001 1801">
          <text:p/>
        </draw:connector>
        <draw:connector draw:style-name="gr16" draw:text-style-name="P6" draw:layer="layout" svg:x1="11cm" svg:y1="6cm" svg:x2="13cm" svg:y2="6cm" draw:start-shape="id2" draw:start-glue-point="6" draw:end-shape="id4" draw:end-glue-point="5" svg:d="M11000 6000h2000" svg:viewBox="0 0 2001 1">
          <text:p/>
        </draw:connector>
        <draw:connector draw:style-name="gr16" draw:text-style-name="P6" draw:layer="layout" svg:x1="11cm" svg:y1="6.6cm" svg:x2="13cm" svg:y2="8.4cm" draw:start-shape="id2" draw:start-glue-point="5" draw:end-shape="id5" draw:end-glue-point="5" svg:d="M11000 6600h1000v1800h1000" svg:viewBox="0 0 2001 1801">
          <text:p/>
        </draw:connector>
      </draw:page>
      <draw:page draw:name="addr_map" draw:style-name="dp1" draw:master-page-name="Default">
        <draw:custom-shape draw:style-name="gr17" draw:text-style-name="P1" draw:layer="layout" svg:width="19cm" svg:height="9cm" svg:x="1cm" svg:y="1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cm" svg:height="7cm" svg:x="9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1cm" svg:x="9cm" svg:y="5cm">
          <text:p text:style-name="P8">Identifi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1cm" svg:x="9cm" svg:y="6cm">
          <text:p text:style-name="P8">AXI GPIO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cm" svg:height="2cm" svg:x="9cm" svg:y="7cm">
          <text:p text:style-name="P8">Block Memory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2cm" svg:height="1.099cm" svg:x="5.8cm" svg:y="4.551cm">
          <draw:text-box>
            <text:p text:style-name="P10"><text:span text:style-name="T2">0x4000_0000</text:span></text:p>
          </draw:text-box>
        </draw:frame>
        <draw:frame draw:style-name="gr22" draw:text-style-name="P13" draw:layer="layout" svg:width="3.2cm" svg:height="1.097cm" svg:x="5.8cm" svg:y="5.452cm">
          <draw:text-box>
            <text:p text:style-name="P12"><text:span text:style-name="T2">0x4000_1000</text:span></text:p>
          </draw:text-box>
        </draw:frame>
        <draw:frame draw:style-name="gr22" draw:text-style-name="P11" draw:layer="layout" svg:width="3.2cm" svg:height="1.097cm" svg:x="5.8cm" svg:y="6.552cm">
          <draw:text-box>
            <text:p text:style-name="P10"><text:span text:style-name="T2">0x4000_2000</text:span></text:p>
          </draw:text-box>
        </draw:frame>
        <draw:frame draw:style-name="gr22" draw:text-style-name="P11" draw:layer="layout" svg:width="3.2cm" svg:height="1.097cm" svg:x="5.8cm" svg:y="8.452cm">
          <draw:text-box>
            <text:p text:style-name="P10"><text:span text:style-name="T2">0x4000_4000</text:span></text:p>
          </draw:text-box>
        </draw:frame>
        <draw:frame draw:style-name="gr22" draw:text-style-name="P11" draw:layer="layout" svg:width="3.2cm" svg:height="1.097cm" svg:x="5.8cm" svg:y="9.452cm">
          <draw:text-box>
            <text:p text:style-name="P10"><text:span text:style-name="T2">0xffff_ffff</text:span></text:p>
          </draw:text-box>
        </draw:frame>
        <draw:custom-shape draw:style-name="gr23" draw:text-style-name="P15" draw:layer="layout" svg:width="4cm" svg:height="0.996cm" draw:transform="skewX (-0.0015707963267949) rotate (-0.00139626340159473) translate (9cm 1.8cm)">
          <text:p text:style-name="P14">Address Map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2cm" svg:height="1.099cm" svg:x="5.8cm" svg:y="2.501cm">
          <draw:text-box>
            <text:p text:style-name="P10"><text:span text:style-name="T2">0x0000_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3T00:12:35.602000000</meta:creation-date>
    <meta:generator>LibreOffice/7.6.4.1$Windows_X86_64 LibreOffice_project/e19e193f88cd6c0525a17fb7a176ed8e6a3e2aa1</meta:generator>
    <dc:date>2023-12-13T19:54:19.731000000</dc:date>
    <meta:editing-duration>PT45M29S</meta:editing-duration>
    <meta:editing-cycles>3</meta:editing-cycles>
    <meta:document-statistic meta:object-count="35"/>
  </office:meta>
</office:document-meta>
</file>